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20000000204B249CA79A42C6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1"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12" style:family="paragraph" style:parent-style-name="Standard">
      <style:paragraph-properties fo:margin-top="0in" fo:margin-bottom="0.1083in" style:contextual-spacing="false" fo:line-height="100%"/>
      <style:text-properties officeooo:paragraph-rsid="02bf3a29"/>
    </style:style>
    <style:style style:name="P1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1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16"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17"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1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19" style:family="paragraph" style:parent-style-name="Standard">
      <style:paragraph-properties fo:margin-top="0in" fo:margin-bottom="0.1083in" style:contextual-spacing="false" fo:line-height="100%"/>
      <style:text-properties officeooo:paragraph-rsid="06c1f959"/>
    </style:style>
    <style:style style:name="P2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5pt" fo:language="en" fo:country="US" fo:font-weight="bold" officeooo:rsid="02b66bff" officeooo:paragraph-rsid="06c1f959"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3" style:family="paragraph" style:parent-style-name="Standard">
      <style:paragraph-properties fo:margin-top="0in" fo:margin-bottom="0.2165in" style:contextual-spacing="false" fo:line-height="100%"/>
      <style:text-properties officeooo:paragraph-rsid="06c1f959"/>
    </style:style>
    <style:style style:name="P24" style:family="paragraph" style:parent-style-name="Standard">
      <style:paragraph-properties fo:margin-top="0.1083in" fo:margin-bottom="0.1083in" style:contextual-spacing="false" fo:line-height="100%"/>
      <style:text-properties officeooo:paragraph-rsid="06c1f959"/>
    </style:style>
    <style:style style:name="P25" style:family="paragraph" style:parent-style-name="Standard" style:list-style-name="L1">
      <style:paragraph-properties fo:margin-top="0in" fo:margin-bottom="0in" style:contextual-spacing="false" fo:line-height="100%"/>
      <style:text-properties style:use-window-font-color="true" loext:opacity="0%" style:font-name="Calibri1" fo:font-size="15pt" fo:language="en" fo:country="US" fo:font-weight="bold" officeooo:rsid="02b66bff" officeooo:paragraph-rsid="06c1f959"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ac0115"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c1f959"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ac0115"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c1f959"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54"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55"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56"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5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58" style:family="text">
      <style:text-properties officeooo:rsid="065b9e2d"/>
    </style:style>
    <style:style style:name="T59" style:family="text">
      <style:text-properties officeooo:rsid="04bfff8f"/>
    </style:style>
    <style:style style:name="T60" style:family="text">
      <style:text-properties fo:color="#000000" loext:opacity="100%"/>
    </style:style>
    <style:style style:name="T61"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62"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63"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100"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101"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102"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103"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104"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105"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106"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107"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108"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109"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110"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111"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112"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113"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11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15" style:family="text">
      <style:text-properties fo:color="#000000" loext:opacity="100%" style:font-name="Calibri Light" fo:font-size="12pt" fo:font-weight="bold" style:font-size-asian="12pt" style:font-weight-asian="bold" style:font-name-complex="Calibri Light1" style:font-size-complex="12pt"/>
    </style:style>
    <style:style style:name="T116" style:family="text">
      <style:text-properties officeooo:rsid="02b99967"/>
    </style:style>
    <style:style style:name="T117" style:family="text">
      <style:text-properties style:font-name="Calibri" style:font-name-asian="Times New Roman1" style:font-name-complex="Calibri2"/>
    </style:style>
    <style:style style:name="T118" style:family="text">
      <style:text-properties fo:font-size="10.5pt" fo:font-weight="normal" officeooo:rsid="03bc704c" style:font-size-asian="10.5pt" style:font-weight-asian="normal" style:font-size-complex="10.5pt"/>
    </style:style>
    <style:style style:name="T119" style:family="text">
      <style:text-properties fo:font-size="10.5pt" fo:font-weight="normal" officeooo:rsid="030baede" style:font-size-asian="10.5pt" style:font-weight-asian="normal" style:font-size-complex="10.5pt"/>
    </style:style>
    <style:style style:name="T120" style:family="text">
      <style:text-properties fo:font-size="10.5pt" fo:font-weight="normal" officeooo:rsid="00a90b8d" style:font-size-asian="10.5pt" style:font-weight-asian="normal" style:font-size-complex="10.5pt"/>
    </style:style>
    <style:style style:name="T121" style:family="text">
      <style:text-properties fo:font-size="10.5pt" fo:font-weight="normal" officeooo:rsid="0476f81a" style:font-size-asian="10.5pt" style:font-weight-asian="normal" style:font-size-complex="10.5pt"/>
    </style:style>
    <style:style style:name="T122" style:family="text">
      <style:text-properties fo:font-size="10.5pt" fo:font-weight="normal" officeooo:rsid="0130a12b" style:font-size-asian="10.5pt" style:font-weight-asian="normal" style:font-size-complex="10.5pt"/>
    </style:style>
    <style:style style:name="T123" style:family="text">
      <style:text-properties fo:font-size="10.5pt" fo:font-weight="normal" officeooo:rsid="0685c0da" style:font-size-asian="10.5pt" style:font-weight-asian="normal" style:font-size-complex="10.5pt"/>
    </style:style>
    <style:style style:name="T124" style:family="text">
      <style:text-properties fo:font-size="10.5pt" fo:font-weight="normal" officeooo:rsid="03bddef3" style:font-size-asian="10.5pt" style:font-weight-asian="normal" style:font-size-complex="10.5pt"/>
    </style:style>
    <style:style style:name="T125" style:family="text">
      <style:text-properties fo:font-size="10.5pt" fo:font-weight="normal" officeooo:rsid="0668ce83" style:font-size-asian="10.5pt" style:font-weight-asian="normal" style:font-size-complex="10.5pt"/>
    </style:style>
    <style:style style:name="T126" style:family="text">
      <style:text-properties fo:font-size="10.5pt" fo:font-weight="normal" officeooo:rsid="066797d7" style:font-name-asian="Times New Roman1" style:font-size-asian="10.5pt" style:font-weight-asian="normal" style:font-name-complex="Calibri2" style:font-size-complex="10.5pt"/>
    </style:style>
    <style:style style:name="T127" style:family="text">
      <style:text-properties fo:font-size="10.5pt" fo:font-weight="normal" officeooo:rsid="0686e90b" style:font-name-asian="Times New Roman1" style:font-size-asian="10.5pt" style:font-weight-asian="normal" style:font-name-complex="Calibri2" style:font-size-complex="10.5pt"/>
    </style:style>
    <style:style style:name="T128" style:family="text">
      <style:text-properties fo:font-size="10.5pt" fo:font-weight="normal" officeooo:rsid="06666930" style:font-name-asian="Times New Roman1" style:font-size-asian="10.5pt" style:font-weight-asian="normal" style:font-name-complex="Calibri2" style:font-size-complex="10.5pt"/>
    </style:style>
    <style:style style:name="T129" style:family="text">
      <style:text-properties fo:font-size="10.5pt" fo:font-weight="normal" officeooo:rsid="0662cf42" style:font-name-asian="Times New Roman1" style:font-size-asian="10.5pt" style:font-weight-asian="normal" style:font-name-complex="Calibri2" style:font-size-complex="10.5pt"/>
    </style:style>
    <style:style style:name="T130" style:family="text">
      <style:text-properties fo:font-size="10.5pt" fo:font-weight="normal" officeooo:rsid="0660a438" style:font-name-asian="Times New Roman1" style:font-size-asian="10.5pt" style:font-weight-asian="normal" style:font-name-complex="Calibri2" style:font-size-complex="10.5pt"/>
    </style:style>
    <style:style style:name="T131" style:family="text">
      <style:text-properties fo:font-size="10.5pt" fo:font-weight="normal" officeooo:rsid="006bad34" style:font-name-asian="Times New Roman1" style:font-size-asian="10.5pt" style:font-weight-asian="normal" style:font-name-complex="Calibri2" style:font-size-complex="10.5pt"/>
    </style:style>
    <style:style style:name="T132" style:family="text">
      <style:text-properties fo:font-size="10.5pt" fo:font-weight="normal" officeooo:rsid="032217e8" style:font-name-asian="Times New Roman1" style:font-size-asian="10.5pt" style:font-weight-asian="normal" style:font-name-complex="Calibri2" style:font-size-complex="10.5pt"/>
    </style:style>
    <style:style style:name="T133" style:family="text">
      <style:text-properties fo:font-size="10.5pt" fo:font-weight="normal" officeooo:rsid="065f0312" style:font-name-asian="Times New Roman1" style:font-size-asian="10.5pt" style:font-weight-asian="normal" style:font-name-complex="Calibri2" style:font-size-complex="10.5pt"/>
    </style:style>
    <style:style style:name="T134" style:family="text">
      <style:text-properties fo:font-size="10.5pt" fo:font-weight="normal" officeooo:rsid="006cea4b" style:font-name-asian="Times New Roman1" style:font-size-asian="10.5pt" style:font-weight-asian="normal" style:font-name-complex="Calibri2" style:font-size-complex="10.5pt"/>
    </style:style>
    <style:style style:name="T135" style:family="text">
      <style:text-properties fo:font-size="10.5pt" fo:font-weight="normal" officeooo:rsid="00751dcb" style:font-name-asian="Times New Roman1" style:font-size-asian="10.5pt" style:font-weight-asian="normal" style:font-name-complex="Calibri2" style:font-size-complex="10.5pt"/>
    </style:style>
    <style:style style:name="T136" style:family="text">
      <style:text-properties fo:font-size="10.5pt" fo:font-weight="normal" officeooo:rsid="0688cbc4" style:font-name-asian="Times New Roman1" style:font-size-asian="10.5pt" style:font-weight-asian="normal" style:font-name-complex="Calibri2" style:font-size-complex="10.5pt"/>
    </style:style>
    <style:style style:name="T137" style:family="text">
      <style:text-properties fo:font-size="10.5pt" fo:font-weight="normal" officeooo:rsid="06c1f959" style:font-name-asian="Times New Roman1" style:font-size-asian="10.5pt" style:font-weight-asian="normal" style:font-name-complex="Calibri2" style:font-size-complex="10.5pt"/>
    </style:style>
    <style:style style:name="T138" style:family="text">
      <style:text-properties style:text-line-through-style="none" style:text-line-through-type="none" fo:font-size="10.5pt" fo:font-weight="normal" officeooo:rsid="0130a12b" style:font-size-asian="10.5pt" style:font-weight-asian="normal" style:font-size-complex="10.5pt"/>
    </style:style>
    <style:style style:name="T139"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font-name="Calibri Light" fo:font-size="15pt" fo:font-weight="bold" style:font-size-asian="15pt" style:font-weight-asian="bold" style:font-name-complex="Calibri Light1" style:font-size-complex="15pt"/>
    </style:style>
    <style:style style:name="T14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42"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143" style:family="text">
      <style:text-properties style:font-name="Calibri1" fo:font-size="10.5pt" fo:font-weight="normal" officeooo:rsid="066db6d7" style:font-size-asian="10.5pt" style:font-weight-asian="normal" style:font-name-complex="Calibri Light1" style:font-size-complex="10.5pt" style:font-weight-complex="normal"/>
    </style:style>
    <style:style style:name="T144"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officeooo:rsid="012a4d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dentity-Based Network</text:p>
      <text:p text:style-name="P1">Igor Zboran</text:p>
      <text:p text:style-name="P3"><text:span text:style-name="T116">izboran</text:span>@<text:span text:style-name="T116">gmail.com</text:span></text:p>
      <text:p text:style-name="P6"><text:span text:style-name="T1">July</text:span><text:span text:style-name="T117"> </text:span><text:span text:style-name="T12">1</text:span><text:span text:style-name="T13">2</text:span><text:span text:style-name="T117">, </text:span><text:span text:style-name="T10">202</text:span><text:span text:style-name="T11">1</text:span></text:p>
      <text:p text:style-name="P10">Abstract</text:p>
      <text:p text:style-name="P8"><text:span text:style-name="T102">The Internet is a complex interconnection of people </text:span><text:span text:style-name="T113">and services</text:span><text:span text:style-name="T102"> </text:span><text:span text:style-name="T113">with</text:span><text:span text:style-name="T102"> the ability to exchange data. The networking industry has to agree on how to assemble </text:span><text:span text:style-name="T113">a</text:span><text:span text:style-name="T102"> trusted, secure infrastructure for connecting </text:span><text:span text:style-name="T113">these</text:span><text:span text:style-name="T102"> entities. In this paper the </text:span><text:span text:style-name="T103">OpenID Connect </text:span><text:span text:style-name="T107">(OIDC)</text:span><text:span text:style-name="T103"> protocol in combination with </text:span><text:span text:style-name="T104">the </text:span><text:span text:style-name="T102">User-Managed Access </text:span><text:span text:style-name="T107">(UMA)</text:span><text:span text:style-name="T102"> </text:span><text:span text:style-name="T103">protocol</text:span><text:span text:style-name="T102"> </text:span><text:span text:style-name="T103">is</text:span><text:span text:style-name="T102"> proposed to overcome the </text:span><text:span text:style-name="T103">identity management, </text:span><text:span text:style-name="T102">access control and </text:span><text:span text:style-name="T103">decentralized data storage</text:span><text:span text:style-name="T102"> </text:span><text:span text:style-name="T109">issues</text:span><text:span text:style-name="T108"> </text:span><text:span text:style-name="T102">of </text:span><text:span text:style-name="T112">the </text:span><text:span text:style-name="T102">current </text:span><text:span text:style-name="T103">Internet</text:span><text:span text:style-name="T102">.</text:span></text:p>
      <text:p text:style-name="P11">Introduction</text:p>
      <text:p text:style-name="P9"><text:span text:style-name="T102">In the early days the Internet was a protocol driven – </text:span><text:span text:style-name="T111">FTP, SMTP, HTTP, XMPP </text:span><text:span text:style-name="T102">–</text:span><text:span text:style-name="T111"> </text:span><text:span text:style-name="T102">decentralized ecosystem. </text:span><text:span text:style-name="T99">Today's Internet has turned into a centralized group of cloud services. There is no easy way to </text:span><text:span text:style-name="T100">run a</text:span><text:span text:style-name="T99"> widely accessible service </text:span><text:span text:style-name="T100">without being tied to a</text:span><text:span text:style-name="T99"> </text:span><text:span text:style-name="T100">specific </text:span><text:span text:style-name="T101">cloud</text:span><text:span text:style-name="T99"> </text:span><text:span text:style-name="T100">p</text:span><text:span text:style-name="T99">rovider. </text:span><text:span text:style-name="T102">The real cloud lock-in is an Identity and Access Management </text:span><text:span text:style-name="T110">(IAM)</text:span><text:span text:style-name="T102"> </text:span><text:span text:style-name="T106">w</text:span><text:span text:style-name="T105">ith a Single-Sign On </text:span><text:span text:style-name="T110">(SSO) </text:span><text:span text:style-name="T105">authentication service</text:span><text:span text:style-name="T102">.</text:span></text:p>
      <text:p text:style-name="P16">Problem</text:p>
      <text:p text:style-name="P23"><text:span text:style-name="T60">IAM services were built for internal use behind the firewall. They were not designed to manage identity and access control across corporate boundaries. In the new cloud, social and mobile era, many enterprises now find themselves with more identity silos than ever.</text:span></text:p>
      <text:p text:style-name="P24"><text:span text:style-name="T114">Current</text:span><text:span text:style-name="T115"> </text:span><text:span text:style-name="T114">Situation</text:span></text:p>
      <text:p text:style-name="P23"><text:span text:style-name="T139">.</text:span></text:p>
      <text:p text:style-name="P18">Current Flaws</text:p>
      <text:p text:style-name="P23"><text:span text:style-name="T93">.</text:span></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pan text:style-name="T140"/></text:p>
      <text:p text:style-name="P19"><text:soft-page-break/><text:span text:style-name="T140">Proposed </text:span><text:span text:style-name="T57">Solution</text:span></text:p>
      <text:p text:style-name="P23"><text:span text:style-name="T30">.</text:span></text:p>
      <text:p text:style-name="P17">Motivation</text:p>
      <text:p text:style-name="P23"><text:span text:style-name="T44">.</text:span></text:p>
      <text:p text:style-name="P20">Main <text:span text:style-name="T145">C</text:span>oncept</text:p>
      <text:p text:style-name="P22"><text:span text:style-name="T131">There are five principal issues that are going to have to be resolved.</text:span></text:p>
      <text:list xml:id="list3867977978" text:style-name="L1">
        <text:list-item>
          <text:p text:style-name="P25"><text:span text:style-name="T131">Connectivity</text:span></text:p>
        </text:list-item>
        <text:list-item>
          <text:p text:style-name="P25"><text:span text:style-name="T131">Identity</text:span></text:p>
        </text:list-item>
        <text:list-item>
          <text:p text:style-name="P25"><text:span text:style-name="T131">Manageability</text:span></text:p>
        </text:list-item>
        <text:list-item>
          <text:p text:style-name="P25"><text:span text:style-name="T131">Data Storage</text:span></text:p>
        </text:list-item>
        <text:list-item>
          <text:p text:style-name="P25"><text:span text:style-name="T137">I</text:span><text:span text:style-name="T131">nteroperability</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bout the Author</text:p>
      <text:p text:style-name="P12"><text:span text:style-name="T14">Igor Zboran </text:span><text:span text:style-name="T15">is </text:span><text:span text:style-name="T14">a mechanical engineer by education with professional experience as a software engineer and solutions architect. </text:span><text:span text:style-name="T15">He</text:span><text:span text:style-name="T14">'d like to transform </text:span><text:span text:style-name="T15">his</text:span><text:span text:style-name="T14"> knowledge into a useful system or service that people would love to use.</text:span></text:p>
      <text:p text:style-name="P7"><text:span text:style-name="T16">Igor</text:span><text:span text:style-name="T14"> </text:span><text:span text:style-name="T17">received Ing. </text:span><text:span text:style-name="T18">d</text:span><text:span text:style-name="T17">egree </text:span><text:span text:style-name="T19">i</text:span><text:span text:style-name="T17">n Mechanical Engineering from the University of Žilina, </text:span><text:span text:style-name="T27">Slovakia</text:span><text:span text:style-name="T17"> in 1988.</text:span><text:span text:style-name="T14"> </text:span><text:span text:style-name="T20">After graduating, he worked in several small private companies as a software developer. </text:span><text:span text:style-name="T21">From 2008 to 2009, he </text:span><text:span text:style-name="T22">provided expert advice to</text:span><text:span text:style-name="T21"> Prague City Hall </text:span><text:span text:style-name="T22">IT department, </text:span><text:span text:style-name="T28">Czech Republic</text:span><text:span text:style-name="T22"> </text:span><text:span text:style-name="T23">as an external consultant</text:span><text:span text:style-name="T21">.</text:span><text:span text:style-name="T14"> </text:span><text:span text:style-name="T17">He </text:span><text:span text:style-name="T24">invented</text:span><text:span text:style-name="T14"> a new decentralized Identity-Based Privacy (IBP) trusted model built around OAuth2 and OpenID Connect standards. </text:span><text:span text:style-name="T25">Igor is a strong proponent of open source software and open standards</text:span><text:span text:style-name="T26">.</text:span></text:p>
      <text:p text:style-name="P14">References</text:p>
      <text:p text:style-name="P5"><text:span text:style-name="T55">[</text:span><text:span text:style-name="T56">1</text:span><text:span text:style-name="T55">] </text:span><text:span text:style-name="T62">OpenID Connect </text:span><text:span text:style-name="T61">(</text:span><text:span text:style-name="T62">OIDC</text:span><text:span text:style-name="T61">) </text:span><text:a xlink:type="simple" xlink:href="https://openid.net/connect/" text:style-name="Internet_20_link" text:visited-style-name="Visited_20_Internet_20_Link">https://openid.net/connect/</text:a></text:p>
      <text:p text:style-name="P4"><text:span text:style-name="T55">[</text:span><text:span text:style-name="T56">2</text:span><text:span text:style-name="T55">] </text:span><text:span text:style-name="T61">User-Managed Access (UMA) </text:span><text:a xlink:type="simple" xlink:href="https://en.wikipedia.org/wiki/User-Managed_Access" text:style-name="Internet_20_link" text:visited-style-name="Visited_20_Internet_20_Link">https://en.wikipedia.org/wiki/User-Managed_Access</text:a></text:p>
      <text:p text:style-name="P4"><text:span text:style-name="T53">[</text:span><text:span text:style-name="T54">3</text:span><text:span text:style-name="T53">]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ac0115"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6c1f959"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1"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text:span><text:span text:style-name="MT9">2</text:span><text:span text:style-name="MT10">, </text:span>202<text:span text:style-name="MT11">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2T18:24:56.143371767</dc:date>
    <meta:editing-cycles>2037</meta:editing-cycles>
    <dc:subject>AEMS</dc:subject>
    <dc:title>Authorization-Enhanced Mail System</dc:title>
    <meta:editing-duration>P48DT9H48M48S</meta:editing-duration>
    <meta:generator>LibreOffice/7.1.4.2$Linux_X86_64 LibreOffice_project/e19c8e005a853514adc94ef87a3fca3f43994787</meta:generator>
    <meta:keyword>mail email webmail uma authorization aems</meta:keyword>
    <meta:document-statistic meta:table-count="0" meta:image-count="0" meta:object-count="0" meta:page-count="3" meta:paragraph-count="34" meta:word-count="367" meta:character-count="2908" meta:non-whitespace-character-count="213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